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2308c" officeooo:paragraph-rsid="0002308c" style:font-weight-asian="bold" style:font-weight-complex="bold"/>
    </style:style>
    <style:style style:name="P2" style:family="paragraph" style:parent-style-name="Standard">
      <style:text-properties style:font-name="Liberation Mono" style:text-underline-style="none" fo:font-weight="bold" officeooo:rsid="0002308c" officeooo:paragraph-rsid="000230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A032 : 05 – Références</text:p>
      <text:p text:style-name="P1">Exercice comptes bancaires : proposition de structure</text:p>
      <text:p text:style-name="P1"/>
      <text:p text:style-name="P2"/>
      <text:p text:style-name="P2">public class Application{</text:p>
      <text:p text:style-name="P2"/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6:25:17.373768089</meta:creation-date>
    <dc:date>2021-03-17T06:35:13.616936138</dc:date>
    <meta:editing-duration>PT10M</meta:editing-duration>
    <meta:editing-cycles>1</meta:editing-cycles>
    <meta:document-statistic meta:table-count="0" meta:image-count="0" meta:object-count="0" meta:page-count="1" meta:paragraph-count="4" meta:word-count="15" meta:character-count="103" meta:non-whitespace-character-count="91"/>
    <meta:generator>LibreOffice/6.4.6.2$Linux_X86_64 LibreOffice_project/40$Build-2</meta:generator>
  </office:meta>
</office:document-meta>
</file>